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5b07d"/>
    </style:style>
    <style:style style:name="P3" style:family="paragraph" style:parent-style-name="Table_20_Contents">
      <style:text-properties officeooo:rsid="0014ef75" officeooo:paragraph-rsid="0014ef75"/>
    </style:style>
    <style:style style:name="P4" style:family="paragraph" style:parent-style-name="Table_20_Contents">
      <style:text-properties officeooo:rsid="0014a98c" officeooo:paragraph-rsid="0014a98c"/>
    </style:style>
    <style:style style:name="P5" style:family="paragraph" style:parent-style-name="Table_20_Contents">
      <style:text-properties officeooo:rsid="0012de1a" officeooo:paragraph-rsid="0016600d"/>
    </style:style>
    <style:style style:name="T1" style:family="text">
      <style:text-properties officeooo:rsid="0014ca66"/>
    </style:style>
    <style:style style:name="T2" style:family="text">
      <style:text-properties fo:language="it" fo:country="IT" officeooo:rsid="0014ca66"/>
    </style:style>
    <style:style style:name="T3" style:family="text">
      <style:text-properties fo:language="it" fo:country="IT" fo:font-weight="bold" officeooo:rsid="0014ca66" style:font-weight-asian="bold" style:font-weight-complex="bold"/>
    </style:style>
    <style:style style:name="T4" style:family="text">
      <style:text-properties officeooo:rsid="0016600d"/>
    </style:style>
    <style:style style:name="T5" style:family="text">
      <style:text-properties fo:font-weight="bold" officeooo:rsid="0016600d" style:font-weight-asian="bold" style:font-weight-complex="bold"/>
    </style:style>
    <style:style style:name="T6" style:family="text">
      <style:text-properties officeooo:rsid="00176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3">Traceability Analysis 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4">Funzionalità 4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5"><text:span text:style-name="T4">Per ogni requisito funzionale, individuare gli artefatti che lo modellano;</text:span></text:p>
            <text:p text:style-name="P5"><text:span text:style-name="T5">verificare</text:span><text:span text:style-name="T4"> che gli artefatti obbligatori siano presenti;</text:span></text:p>
            <text:p text:style-name="P5"><text:span text:style-name="T5">verificare</text:span><text:span text:style-name="T4"> che ciascuno di questi artefatti segua la nomenclatura stabilita dal documento di Software Configuration Management Plan; </text:span><text:span text:style-name="T5">verificare</text:span><text:span text:style-name="T4"> che ciascuno di questi artefatti possieda un nome che non sia</text:span></text:p>
            <text:p text:style-name="P5"><text:span text:style-name="T4">ambiguo, fuorviante o non esplicativo.</text:span>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5"><text:span text:style-name="T4">Use cases del pacchetto forum</text:span>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4">PASS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4"><text:span text:style-name="T6">Tutti gli use cases rispettano i parametri di verifica.</text:span> <text:s/>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49:33.97</dc:date>
    <meta:editing-duration>PT5M27S</meta:editing-duration>
    <meta:editing-cycles>6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5" meta:word-count="87" meta:character-count="611" meta:non-whitespace-character-count="536"/>
  </office:meta>
</office:document-meta>
</file>